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5" calcext:value-type="float">
            <text:p>0,0012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09" calcext:value-type="float">
            <text:p>0,04109</text:p>
          </table:table-cell>
          <table:table-cell office:value-type="float" office:value="0.04281" calcext:value-type="float">
            <text:p>0,04281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2483" calcext:value-type="float">
            <text:p>0,02483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289" calcext:value-type="float">
            <text:p>0,19289</text:p>
          </table:table-cell>
          <table:table-cell office:value-type="float" office:value="0.19465" calcext:value-type="float">
            <text:p>0,19465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9857" calcext:value-type="float">
            <text:p>0,0985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711" calcext:value-type="float">
            <text:p>0,46711</text:p>
          </table:table-cell>
          <table:table-cell office:value-type="float" office:value="0.45973" calcext:value-type="float">
            <text:p>0,45973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12123" calcext:value-type="float">
            <text:p>0,12123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22151" calcext:value-type="float">
            <text:p>0,2215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03" calcext:value-type="float">
            <text:p>0,00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685" calcext:value-type="float">
            <text:p>0,85685</text:p>
          </table:table-cell>
          <table:table-cell office:value-type="float" office:value="0.84679" calcext:value-type="float">
            <text:p>0,8467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21339" calcext:value-type="float">
            <text:p>0,21339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39303" calcext:value-type="float">
            <text:p>0,39303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281" calcext:value-type="float">
            <text:p>0,00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7693" calcext:value-type="float">
            <text:p>1,37693</text:p>
          </table:table-cell>
          <table:table-cell office:value-type="float" office:value="1.32702" calcext:value-type="float">
            <text:p>1,32702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33367" calcext:value-type="float">
            <text:p>0,33367</text:p>
          </table:table-cell>
          <table:table-cell office:value-type="float" office:value="0.00374" calcext:value-type="float">
            <text:p>0,00374</text:p>
          </table:table-cell>
          <table:table-cell office:value-type="float" office:value="0.62189" calcext:value-type="float">
            <text:p>0,62189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00327" calcext:value-type="float">
            <text:p>0,003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1933" calcext:value-type="float">
            <text:p>2,01933</text:p>
          </table:table-cell>
          <table:table-cell office:value-type="float" office:value="2.00297" calcext:value-type="float">
            <text:p>2,00297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48035" calcext:value-type="float">
            <text:p>0,48035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0.92134" calcext:value-type="float">
            <text:p>0,92134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7712" calcext:value-type="float">
            <text:p>2,77712</text:p>
          </table:table-cell>
          <table:table-cell office:value-type="float" office:value="2.72157" calcext:value-type="float">
            <text:p>2,72157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1.20534" calcext:value-type="float">
            <text:p>1,20534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6032" calcext:value-type="float">
            <text:p>3,66032</text:p>
          </table:table-cell>
          <table:table-cell office:value-type="float" office:value="3.59946" calcext:value-type="float">
            <text:p>3,59946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85059" calcext:value-type="float">
            <text:p>0,85059</text:p>
          </table:table-cell>
          <table:table-cell office:value-type="float" office:value="0.00655" calcext:value-type="float">
            <text:p>0,00655</text:p>
          </table:table-cell>
          <table:table-cell office:value-type="float" office:value="1.5679" calcext:value-type="float">
            <text:p>1,5679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594" calcext:value-type="float">
            <text:p>0,005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5042" calcext:value-type="float">
            <text:p>4,65042</text:p>
          </table:table-cell>
          <table:table-cell office:value-type="float" office:value="4.59212" calcext:value-type="float">
            <text:p>4,59212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1.07865" calcext:value-type="float">
            <text:p>1,07865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1.98324" calcext:value-type="float">
            <text:p>1,98324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641" calcext:value-type="float">
            <text:p>0,006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8268" calcext:value-type="float">
            <text:p>5,78268</text:p>
          </table:table-cell>
          <table:table-cell office:value-type="float" office:value="5.68961" calcext:value-type="float">
            <text:p>5,68961</text:p>
          </table:table-cell>
          <table:table-cell office:value-type="float" office:value="0.00515" calcext:value-type="float">
            <text:p>0,00515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1.33672" calcext:value-type="float">
            <text:p>1,33672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2.44785" calcext:value-type="float">
            <text:p>2,44785</text:p>
          </table:table-cell>
          <table:table-cell office:value-type="float" office:value="0.00921" calcext:value-type="float">
            <text:p>0,00921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02987" calcext:value-type="float">
            <text:p>7,02987</text:p>
          </table:table-cell>
          <table:table-cell office:value-type="float" office:value="6.92805" calcext:value-type="float">
            <text:p>6,92805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0.00968" calcext:value-type="float">
            <text:p>0,00968</text:p>
          </table:table-cell>
          <table:table-cell office:value-type="float" office:value="2.96133" calcext:value-type="float">
            <text:p>2,96133</text:p>
          </table:table-cell>
          <table:table-cell office:value-type="float" office:value="0.01032" calcext:value-type="float">
            <text:p>0,01032</text:p>
          </table:table-cell>
          <table:table-cell office:value-type="float" office:value="0.00781" calcext:value-type="float">
            <text:p>0,007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3757" calcext:value-type="float">
            <text:p>8,3757</text:p>
          </table:table-cell>
          <table:table-cell office:value-type="float" office:value="8.27181" calcext:value-type="float">
            <text:p>8,27181</text:p>
          </table:table-cell>
          <table:table-cell office:value-type="float" office:value="0.00687" calcext:value-type="float">
            <text:p>0,00687</text:p>
          </table:table-cell>
          <table:table-cell office:value-type="float" office:value="0.00813" calcext:value-type="float">
            <text:p>0,00813</text:p>
          </table:table-cell>
          <table:table-cell office:value-type="float" office:value="1.92237" calcext:value-type="float">
            <text:p>1,92237</text:p>
          </table:table-cell>
          <table:table-cell office:value-type="float" office:value="0.01078" calcext:value-type="float">
            <text:p>0,01078</text:p>
          </table:table-cell>
          <table:table-cell office:value-type="float" office:value="3.52449" calcext:value-type="float">
            <text:p>3,52449</text:p>
          </table:table-cell>
          <table:table-cell office:value-type="float" office:value="0.01124" calcext:value-type="float">
            <text:p>0,01124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84814" calcext:value-type="float">
            <text:p>9,84814</text:p>
          </table:table-cell>
          <table:table-cell office:value-type="float" office:value="9.72913" calcext:value-type="float">
            <text:p>9,72913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2.25626" calcext:value-type="float">
            <text:p>2,25626</text:p>
          </table:table-cell>
          <table:table-cell office:value-type="float" office:value="0.01141" calcext:value-type="float">
            <text:p>0,01141</text:p>
          </table:table-cell>
          <table:table-cell office:value-type="float" office:value="4.13621" calcext:value-type="float">
            <text:p>4,13621</text:p>
          </table:table-cell>
          <table:table-cell office:value-type="float" office:value="0.01234" calcext:value-type="float">
            <text:p>0,0123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283" calcext:value-type="float">
            <text:p>11,4283</text:p>
          </table:table-cell>
          <table:table-cell office:value-type="float" office:value="11.9374" calcext:value-type="float">
            <text:p>11,9374</text:p>
          </table:table-cell>
          <table:table-cell office:value-type="float" office:value="0.00811" calcext:value-type="float">
            <text:p>0,0081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2.61393" calcext:value-type="float">
            <text:p>2,61393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4.80168" calcext:value-type="float">
            <text:p>4,80168</text:p>
          </table:table-cell>
          <table:table-cell office:value-type="float" office:value="0.01297" calcext:value-type="float">
            <text:p>0,01297</text:p>
          </table:table-cell>
          <table:table-cell office:value-type="float" office:value="0.01078" calcext:value-type="float">
            <text:p>0,010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13265" calcext:value-type="float">
            <text:p>14,13265</text:p>
          </table:table-cell>
          <table:table-cell office:value-type="float" office:value="13.65962" calcext:value-type="float">
            <text:p>13,65962</text:p>
          </table:table-cell>
          <table:table-cell office:value-type="float" office:value="0.00874" calcext:value-type="float">
            <text:p>0,00874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2.99742" calcext:value-type="float">
            <text:p>2,99742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.51916" calcext:value-type="float">
            <text:p>5,51916</text:p>
          </table:table-cell>
          <table:table-cell office:value-type="float" office:value="0.01437" calcext:value-type="float">
            <text:p>0,01437</text:p>
          </table:table-cell>
          <table:table-cell office:value-type="float" office:value="0.01093" calcext:value-type="float">
            <text:p>0,01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99524" calcext:value-type="float">
            <text:p>15,99524</text:p>
          </table:table-cell>
          <table:table-cell office:value-type="float" office:value="15.57589" calcext:value-type="float">
            <text:p>15,5758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3.41295" calcext:value-type="float">
            <text:p>3,41295</text:p>
          </table:table-cell>
          <table:table-cell office:value-type="float" office:value="0.015" calcext:value-type="float">
            <text:p>0,015</text:p>
          </table:table-cell>
          <table:table-cell office:value-type="float" office:value="6.27552" calcext:value-type="float">
            <text:p>6,2755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234" calcext:value-type="float">
            <text:p>0,012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.08544" calcext:value-type="float">
            <text:p>18,08544</text:p>
          </table:table-cell>
          <table:table-cell office:value-type="float" office:value="17.60317" calcext:value-type="float">
            <text:p>17,60317</text:p>
          </table:table-cell>
          <table:table-cell office:value-type="float" office:value="0.01015" calcext:value-type="float">
            <text:p>0,01015</text:p>
          </table:table-cell>
          <table:table-cell office:value-type="float" office:value="0.01172" calcext:value-type="float">
            <text:p>0,01172</text:p>
          </table:table-cell>
          <table:table-cell office:value-type="float" office:value="3.85649" calcext:value-type="float">
            <text:p>3,85649</text:p>
          </table:table-cell>
          <table:table-cell office:value-type="float" office:value="0.01564" calcext:value-type="float">
            <text:p>0,01564</text:p>
          </table:table-cell>
          <table:table-cell office:value-type="float" office:value="7.08099" calcext:value-type="float">
            <text:p>7,08099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1295" calcext:value-type="float">
            <text:p>0,01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30299" calcext:value-type="float">
            <text:p>20,30299</text:p>
          </table:table-cell>
          <table:table-cell office:value-type="float" office:value="19.77548" calcext:value-type="float">
            <text:p>19,77548</text:p>
          </table:table-cell>
          <table:table-cell office:value-type="float" office:value="0.01061" calcext:value-type="float">
            <text:p>0,01061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4.37695" calcext:value-type="float">
            <text:p>4,37695</text:p>
          </table:table-cell>
          <table:table-cell office:value-type="float" office:value="0.01686" calcext:value-type="float">
            <text:p>0,01686</text:p>
          </table:table-cell>
          <table:table-cell office:value-type="float" office:value="7.94173" calcext:value-type="float">
            <text:p>7,94173</text:p>
          </table:table-cell>
          <table:table-cell office:value-type="float" office:value="0.01718" calcext:value-type="float">
            <text:p>0,01718</text:p>
          </table:table-cell>
          <table:table-cell office:value-type="float" office:value="0.01391" calcext:value-type="float">
            <text:p>0,013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71435" calcext:value-type="float">
            <text:p>20,71435</text:p>
          </table:table-cell>
          <table:table-cell office:value-type="float" office:value="21.90249" calcext:value-type="float">
            <text:p>21,90249</text:p>
          </table:table-cell>
          <table:table-cell office:value-type="float" office:value="0.01139" calcext:value-type="float">
            <text:p>0,01139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4.87867" calcext:value-type="float">
            <text:p>4,87867</text:p>
          </table:table-cell>
          <table:table-cell office:value-type="float" office:value="0.01797" calcext:value-type="float">
            <text:p>0,01797</text:p>
          </table:table-cell>
          <table:table-cell office:value-type="float" office:value="8.85041" calcext:value-type="float">
            <text:p>8,85041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1499" calcext:value-type="float">
            <text:p>0,01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03341" calcext:value-type="float">
            <text:p>23,03341</text:p>
          </table:table-cell>
          <table:table-cell office:value-type="float" office:value="24.31025" calcext:value-type="float">
            <text:p>24,31025</text:p>
          </table:table-cell>
          <table:table-cell office:value-type="float" office:value="0.01217" calcext:value-type="float">
            <text:p>0,01217</text:p>
          </table:table-cell>
          <table:table-cell office:value-type="float" office:value="0.01374" calcext:value-type="float">
            <text:p>0,01374</text:p>
          </table:table-cell>
          <table:table-cell office:value-type="float" office:value="5.31147" calcext:value-type="float">
            <text:p>5,31147</text:p>
          </table:table-cell>
          <table:table-cell office:value-type="float" office:value="0.01906" calcext:value-type="float">
            <text:p>0,01906</text:p>
          </table:table-cell>
          <table:table-cell office:value-type="float" office:value="9.80924" calcext:value-type="float">
            <text:p>9,80924</text:p>
          </table:table-cell>
          <table:table-cell office:value-type="float" office:value="0.01968" calcext:value-type="float">
            <text:p>0,01968</text:p>
          </table:table-cell>
          <table:table-cell office:value-type="float" office:value="0.01562" calcext:value-type="float">
            <text:p>0,01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4:16:00.9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1T17:30:30.182000000</dc:date>
    <meta:editing-duration>PT10H33M41S</meta:editing-duration>
    <meta:editing-cycles>15</meta:editing-cycles>
    <meta:generator>LibreOffice/7.6.7.2$Windows_X86_64 LibreOffice_project/dd47e4b30cb7dab30588d6c79c651f218165e3c5</meta:generator>
    <meta:document-statistic meta:table-count="1" meta:cell-count="220" meta:object-count="0"/>
  </office:meta>
</office:document-meta>
</file>